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552" officeooo:paragraph-rsid="000cb552"/>
    </style:style>
    <style:style style:name="P2" style:family="paragraph" style:parent-style-name="Standard">
      <style:text-properties fo:language="en" fo:country="US" officeooo:rsid="000cb552" officeooo:paragraph-rsid="000cb552"/>
    </style:style>
    <style:style style:name="T1" style:family="text">
      <style:text-properties fo:language="en" fo:country="US" officeooo:rsid="000b0865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0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p&gt;&lt;/p&gt; - </text:span><text:span text:style-name="T3">параграф абзац</text:span></text:p>
      <text:p text:style-name="Standard"><text:span text:style-name="T1">&lt;em&gt;&lt;/em&gt; - </text:span><text:span text:style-name="T3">курсив</text:span></text:p>
      <text:p text:style-name="Standard"><text:span text:style-name="T1">&lt;h1&gt;&lt;/h1&gt; - </text:span><text:span text:style-name="T3">заголовки</text:span></text:p>
      <text:p text:style-name="Standard"><text:span text:style-name="T1">&lt;strong&gt;&lt;/strong&gt; - </text:span><text:span text:style-name="T3">жирный шрифт</text:span></text:p>
      <text:p text:style-name="Standard"><text:span text:style-name="T1">&lt;a&gt; - </text:span><text:span text:style-name="T3">ссылка</text:span></text:p>
      <text:p text:style-name="Standard"><text:span text:style-name="T1">&lt;img src=”__” - </text:span><text:span text:style-name="T3">вставка изображения</text:span></text:p>
      <text:p text:style-name="Standard"><text:span text:style-name="T1">&lt;ul&gt;&lt;/ul&gt; - </text:span><text:span text:style-name="T3">ненумерованные списки</text:span></text:p>
      <text:p text:style-name="Standard"><text:span text:style-name="T1">&lt;ol&gt;&lt;/ol&gt; - </text:span><text:span text:style-name="T3">нумерованные списки</text:span></text:p>
      <text:p text:style-name="Standard"><text:span text:style-name="T1">&lt;li&gt;&lt;/li&gt; - </text:span><text:span text:style-name="T3">пункты списков</text:span></text:p>
      <text:p text:style-name="P1"><text:span text:style-name="T3">А</text:span><text:span text:style-name="T2">трибуты</text:span></text:p>
      <text:p text:style-name="P2">Href=”” - <text:span text:style-name="T2">ссылка для перехода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10:38:50.432000000</dc:date>
    <meta:editing-duration>PT1M30S</meta:editing-duration>
    <meta:editing-cycles>1</meta:editing-cycles>
    <meta:document-statistic meta:table-count="0" meta:image-count="0" meta:object-count="0" meta:page-count="1" meta:paragraph-count="11" meta:word-count="40" meta:character-count="269" meta:non-whitespace-character-count="240"/>
    <meta:generator>LibreOffice/7.2.4.1$Windows_X86_64 LibreOffice_project/27d75539669ac387bb498e35313b970b7fe9c4f9</meta:generator>
  </office:meta>
</office:document-meta>
</file>